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254.95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none" fo:border-left="none" fo:border-right="none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model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mla</text:p>
          </table:table-cell>
          <table:table-cell office:value-type="string" calcext:value-type="string">
            <text:p>R-sq</text:p>
          </table:table-cell>
          <table:table-cell office:value-type="string" calcext:value-type="string">
            <text:p>Deviance</text:p>
          </table:table-cell>
          <table:table-cell office:value-type="string" calcext:value-type="string">
            <text:p>R^2</text:p>
          </table:table-cell>
          <table:table-cell office:value-type="string" calcext:value-type="string">
            <text:p>GCV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BIC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1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ps-enq1s ps-mm1 ps-tmin ps-tmax ps-dtmax ps-mm1-</text:p>
          </table:table-cell>
          <table:table-cell office:value-type="float" office:value="0.91" calcext:value-type="float">
            <text:p>0.91</text:p>
          </table:table-cell>
          <table:table-cell office:value-type="float" office:value="94.9" calcext:value-type="float">
            <text:p>94.9</text:p>
          </table:table-cell>
          <table:table-cell office:value-type="float" office:value="0.9100039" calcext:value-type="float">
            <text:p>0.9100039</text:p>
          </table:table-cell>
          <table:table-cell office:value-type="float" office:value="73.90459" calcext:value-type="float">
            <text:p>73.90459</text:p>
          </table:table-cell>
          <table:table-cell office:value-type="float" office:value="400.0794" calcext:value-type="float">
            <text:p>400.0794</text:p>
          </table:table-cell>
          <table:table-cell office:value-type="float" office:value="454.5375" calcext:value-type="float">
            <text:p>454.5375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1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cc-enq1s cc-mm1 cc-tmin cc-tmax cc-dtmax-</text:p>
          </table:table-cell>
          <table:table-cell office:value-type="float" office:value="0.878" calcext:value-type="float">
            <text:p>0.878</text:p>
          </table:table-cell>
          <table:table-cell office:value-type="float" office:value="92.6" calcext:value-type="float">
            <text:p>92.6</text:p>
          </table:table-cell>
          <table:table-cell office:value-type="float" office:value="0.8781149" calcext:value-type="float">
            <text:p>0.8781149</text:p>
          </table:table-cell>
          <table:table-cell office:value-type="float" office:value="94.03999" calcext:value-type="float">
            <text:p>94.03999</text:p>
          </table:table-cell>
          <table:table-cell office:value-type="float" office:value="417.0954" calcext:value-type="float">
            <text:p>417.0954</text:p>
          </table:table-cell>
          <table:table-cell office:value-type="float" office:value="467.2372" calcext:value-type="float">
            <text:p>467.2372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1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ps-mm1enq1s te-ps-mm1tmin-</text:p>
          </table:table-cell>
          <table:table-cell office:value-type="float" office:value="0.89" calcext:value-type="float">
            <text:p>0.89</text:p>
          </table:table-cell>
          <table:table-cell office:value-type="float" office:value="92.5" calcext:value-type="float">
            <text:p>92.5</text:p>
          </table:table-cell>
          <table:table-cell office:value-type="float" office:value="0.8903899" calcext:value-type="float">
            <text:p>0.8903899</text:p>
          </table:table-cell>
          <table:table-cell office:value-type="float" office:value="74.81056" calcext:value-type="float">
            <text:p>74.81056</text:p>
          </table:table-cell>
          <table:table-cell office:value-type="float" office:value="409.0249" calcext:value-type="float">
            <text:p>409.0249</text:p>
          </table:table-cell>
          <table:table-cell office:value-type="float" office:value="449.8102" calcext:value-type="float">
            <text:p>449.8102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1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cr-mm1enq1s te-cr-mm1tmin-</text:p>
          </table:table-cell>
          <table:table-cell office:value-type="float" office:value="0.867" calcext:value-type="float">
            <text:p>0.867</text:p>
          </table:table-cell>
          <table:table-cell office:value-type="float" office:value="90.9" calcext:value-type="float">
            <text:p>90.9</text:p>
          </table:table-cell>
          <table:table-cell office:value-type="float" office:value="0.8674457" calcext:value-type="float">
            <text:p>0.8674457</text:p>
          </table:table-cell>
          <table:table-cell office:value-type="float" office:value="90.9973" calcext:value-type="float">
            <text:p>90.9973</text:p>
          </table:table-cell>
          <table:table-cell office:value-type="float" office:value="420.1897" calcext:value-type="float">
            <text:p>420.1897</text:p>
          </table:table-cell>
          <table:table-cell office:value-type="float" office:value="461.3924" calcext:value-type="float">
            <text:p>461.3924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2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ps-enq2s ps-mm1 ps-tmin ps-tmax ps-dtmax ps-mm1-</text:p>
          </table:table-cell>
          <table:table-cell office:value-type="float" office:value="0.942" calcext:value-type="float">
            <text:p>0.942</text:p>
          </table:table-cell>
          <table:table-cell office:value-type="float" office:value="97" calcext:value-type="float">
            <text:p>97</text:p>
          </table:table-cell>
          <table:table-cell office:value-type="float" office:value="0.9422395" calcext:value-type="float">
            <text:p>0.9422395</text:p>
          </table:table-cell>
          <table:table-cell office:value-type="float" office:value="51.65818" calcext:value-type="float">
            <text:p>51.65818</text:p>
          </table:table-cell>
          <table:table-cell office:value-type="float" office:value="374.6966" calcext:value-type="float">
            <text:p>374.6966</text:p>
          </table:table-cell>
          <table:table-cell office:value-type="float" office:value="434.6884" calcext:value-type="float">
            <text:p>434.6884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2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cc-enq2s cc-mm1 cc-tmin cc-tmax cc-dtmax-</text:p>
          </table:table-cell>
          <table:table-cell office:value-type="float" office:value="0.823" calcext:value-type="float">
            <text:p>0.823</text:p>
          </table:table-cell>
          <table:table-cell office:value-type="float" office:value="87.9" calcext:value-type="float">
            <text:p>87.9</text:p>
          </table:table-cell>
          <table:table-cell office:value-type="float" office:value="0.8228857" calcext:value-type="float">
            <text:p>0.8228857</text:p>
          </table:table-cell>
          <table:table-cell office:value-type="float" office:value="122.3165" calcext:value-type="float">
            <text:p>122.3165</text:p>
          </table:table-cell>
          <table:table-cell office:value-type="float" office:value="437.1178" calcext:value-type="float">
            <text:p>437.1178</text:p>
          </table:table-cell>
          <table:table-cell office:value-type="float" office:value="478.7968" calcext:value-type="float">
            <text:p>478.7968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2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ps-mm1enq2s te-ps-mm1tmin-</text:p>
          </table:table-cell>
          <table:table-cell office:value-type="float" office:value="0.865" calcext:value-type="float">
            <text:p>0.865</text:p>
          </table:table-cell>
          <table:table-cell office:value-type="float" office:value="90.3" calcext:value-type="float">
            <text:p>90.3</text:p>
          </table:table-cell>
          <table:table-cell office:value-type="float" office:value="0.8646368" calcext:value-type="float">
            <text:p>0.8646368</text:p>
          </table:table-cell>
          <table:table-cell office:value-type="float" office:value="88.26586" calcext:value-type="float">
            <text:p>88.26586</text:p>
          </table:table-cell>
          <table:table-cell office:value-type="float" office:value="420.2222" calcext:value-type="float">
            <text:p>420.2222</text:p>
          </table:table-cell>
          <table:table-cell office:value-type="float" office:value="457.3055" calcext:value-type="float">
            <text:p>457.3055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2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cr-mm1enq2s te-cr-mm1tmin-</text:p>
          </table:table-cell>
          <table:table-cell office:value-type="float" office:value="0.793" calcext:value-type="float">
            <text:p>0.793</text:p>
          </table:table-cell>
          <table:table-cell office:value-type="float" office:value="81.6" calcext:value-type="float">
            <text:p>81.6</text:p>
          </table:table-cell>
          <table:table-cell office:value-type="float" office:value="0.7927573" calcext:value-type="float">
            <text:p>0.7927573</text:p>
          </table:table-cell>
          <table:table-cell office:value-type="float" office:value="110.026" calcext:value-type="float">
            <text:p>110.026</text:p>
          </table:table-cell>
          <table:table-cell office:value-type="float" office:value="438.151" calcext:value-type="float">
            <text:p>438.151</text:p>
          </table:table-cell>
          <table:table-cell office:value-type="float" office:value="455.8369" calcext:value-type="float">
            <text:p>455.8369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1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ps-enqr1s ps-mm1 ps-tmin ps-tmax ps-dtmax ps-mm1-</text:p>
          </table:table-cell>
          <table:table-cell office:value-type="float" office:value="0.963" calcext:value-type="float">
            <text:p>0.963</text:p>
          </table:table-cell>
          <table:table-cell office:value-type="float" office:value="98.3" calcext:value-type="float">
            <text:p>98.3</text:p>
          </table:table-cell>
          <table:table-cell office:value-type="float" office:value="0.9628103" calcext:value-type="float">
            <text:p>0.9628103</text:p>
          </table:table-cell>
          <table:table-cell office:value-type="float" office:value="37.73468" calcext:value-type="float">
            <text:p>37.73468</text:p>
          </table:table-cell>
          <table:table-cell office:value-type="float" office:value="348.9851" calcext:value-type="float">
            <text:p>348.9851</text:p>
          </table:table-cell>
          <table:table-cell office:value-type="float" office:value="416.228" calcext:value-type="float">
            <text:p>416.228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1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cc-enqr1s cc-mm1 cc-tmin cc-tmax cc-dtmax-</text:p>
          </table:table-cell>
          <table:table-cell office:value-type="float" office:value="0.771" calcext:value-type="float">
            <text:p>0.771</text:p>
          </table:table-cell>
          <table:table-cell office:value-type="float" office:value="83" calcext:value-type="float">
            <text:p>83</text:p>
          </table:table-cell>
          <table:table-cell office:value-type="float" office:value="0.7714437" calcext:value-type="float">
            <text:p>0.7714437</text:p>
          </table:table-cell>
          <table:table-cell office:value-type="float" office:value="143.8215" calcext:value-type="float">
            <text:p>143.8215</text:p>
          </table:table-cell>
          <table:table-cell office:value-type="float" office:value="449.6847" calcext:value-type="float">
            <text:p>449.6847</text:p>
          </table:table-cell>
          <table:table-cell office:value-type="float" office:value="483.7398" calcext:value-type="float">
            <text:p>483.7398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1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ps-mm1enqr1s te-ps-mm1tmin-</text:p>
          </table:table-cell>
          <table:table-cell office:value-type="float" office:value="0.915" calcext:value-type="float">
            <text:p>0.915</text:p>
          </table:table-cell>
          <table:table-cell office:value-type="float" office:value="95.2" calcext:value-type="float">
            <text:p>95.2</text:p>
          </table:table-cell>
          <table:table-cell office:value-type="float" office:value="0.9146886" calcext:value-type="float">
            <text:p>0.9146886</text:p>
          </table:table-cell>
          <table:table-cell office:value-type="float" office:value="70.9764" calcext:value-type="float">
            <text:p>70.9764</text:p>
          </table:table-cell>
          <table:table-cell office:value-type="float" office:value="397.0312" calcext:value-type="float">
            <text:p>397.0312</text:p>
          </table:table-cell>
          <table:table-cell office:value-type="float" office:value="452.4031" calcext:value-type="float">
            <text:p>452.4031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1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cr-mm1enqr1s te-cr-mm1tmin-</text:p>
          </table:table-cell>
          <table:table-cell office:value-type="float" office:value="0.889" calcext:value-type="float">
            <text:p>0.889</text:p>
          </table:table-cell>
          <table:table-cell office:value-type="float" office:value="93.1" calcext:value-type="float">
            <text:p>93.1</text:p>
          </table:table-cell>
          <table:table-cell office:value-type="float" office:value="0.8890547" calcext:value-type="float">
            <text:p>0.8890547</text:p>
          </table:table-cell>
          <table:table-cell office:value-type="float" office:value="84.23455" calcext:value-type="float">
            <text:p>84.23455</text:p>
          </table:table-cell>
          <table:table-cell office:value-type="float" office:value="411.4313" calcext:value-type="float">
            <text:p>411.4313</text:p>
          </table:table-cell>
          <table:table-cell office:value-type="float" office:value="460.4454" calcext:value-type="float">
            <text:p>460.4454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2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ps-enqr2s ps-mm1 ps-tmin ps-tmax ps-dtmax ps-mm1-</text:p>
          </table:table-cell>
          <table:table-cell office:value-type="float" office:value="0.948" calcext:value-type="float">
            <text:p>0.948</text:p>
          </table:table-cell>
          <table:table-cell office:value-type="float" office:value="97.1" calcext:value-type="float">
            <text:p>97.1</text:p>
          </table:table-cell>
          <table:table-cell office:value-type="float" office:value="0.9484159" calcext:value-type="float">
            <text:p>0.9484159</text:p>
          </table:table-cell>
          <table:table-cell office:value-type="float" office:value="42.82061" calcext:value-type="float">
            <text:p>42.82061</text:p>
          </table:table-cell>
          <table:table-cell office:value-type="float" office:value="367.866" calcext:value-type="float">
            <text:p>367.866</text:p>
          </table:table-cell>
          <table:table-cell office:value-type="float" office:value="423.0534" calcext:value-type="float">
            <text:p>423.0534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2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cc-enqr2s cc-mm1 cc-tmin cc-tmax cc-dtmax-</text:p>
          </table:table-cell>
          <table:table-cell office:value-type="float" office:value="0.795" calcext:value-type="float">
            <text:p>0.795</text:p>
          </table:table-cell>
          <table:table-cell office:value-type="float" office:value="85.8" calcext:value-type="float">
            <text:p>85.8</text:p>
          </table:table-cell>
          <table:table-cell office:value-type="float" office:value="0.7946558" calcext:value-type="float">
            <text:p>0.7946558</text:p>
          </table:table-cell>
          <table:table-cell office:value-type="float" office:value="139.3959" calcext:value-type="float">
            <text:p>139.3959</text:p>
          </table:table-cell>
          <table:table-cell office:value-type="float" office:value="445.2911" calcext:value-type="float">
            <text:p>445.2911</text:p>
          </table:table-cell>
          <table:table-cell office:value-type="float" office:value="485.7099" calcext:value-type="float">
            <text:p>485.7099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2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ps-mm1enqr2s te-ps-mm1tmin-</text:p>
          </table:table-cell>
          <table:table-cell office:value-type="float" office:value="0.858" calcext:value-type="float">
            <text:p>0.858</text:p>
          </table:table-cell>
          <table:table-cell office:value-type="float" office:value="90.3" calcext:value-type="float">
            <text:p>90.3</text:p>
          </table:table-cell>
          <table:table-cell office:value-type="float" office:value="0.8584897" calcext:value-type="float">
            <text:p>0.8584897</text:p>
          </table:table-cell>
          <table:table-cell office:value-type="float" office:value="96.49506" calcext:value-type="float">
            <text:p>96.49506</text:p>
          </table:table-cell>
          <table:table-cell office:value-type="float" office:value="423.8045" calcext:value-type="float">
            <text:p>423.8045</text:p>
          </table:table-cell>
          <table:table-cell office:value-type="float" office:value="464.5539" calcext:value-type="float">
            <text:p>464.5539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2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cr-mm1enqr2s te-cr-mm1tmin-</text:p>
          </table:table-cell>
          <table:table-cell office:value-type="float" office:value="0.904" calcext:value-type="float">
            <text:p>0.904</text:p>
          </table:table-cell>
          <table:table-cell office:value-type="float" office:value="94.9" calcext:value-type="float">
            <text:p>94.9</text:p>
          </table:table-cell>
          <table:table-cell office:value-type="float" office:value="0.9042462" calcext:value-type="float">
            <text:p>0.9042462</text:p>
          </table:table-cell>
          <table:table-cell office:value-type="float" office:value="83.77335" calcext:value-type="float">
            <text:p>83.77335</text:p>
          </table:table-cell>
          <table:table-cell office:value-type="float" office:value="403.9746" calcext:value-type="float">
            <text:p>403.9746</text:p>
          </table:table-cell>
          <table:table-cell office:value-type="float" office:value="462.5803" calcext:value-type="float">
            <text:p>462.5803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ps-enqrs ps-mm1 ps-tmin ps-tmax ps-dtmax ps-mm1-</text:p>
          </table:table-cell>
          <table:table-cell office:value-type="float" office:value="0.932" calcext:value-type="float">
            <text:p>0.932</text:p>
          </table:table-cell>
          <table:table-cell office:value-type="float" office:value="96.4" calcext:value-type="float">
            <text:p>96.4</text:p>
          </table:table-cell>
          <table:table-cell office:value-type="float" office:value="0.9318403" calcext:value-type="float">
            <text:p>0.9318403</text:p>
          </table:table-cell>
          <table:table-cell office:value-type="float" office:value="59.77622" calcext:value-type="float">
            <text:p>59.77622</text:p>
          </table:table-cell>
          <table:table-cell office:value-type="float" office:value="384.2623" calcext:value-type="float">
            <text:p>384.2623</text:p>
          </table:table-cell>
          <table:table-cell office:value-type="float" office:value="443.0246" calcext:value-type="float">
            <text:p>443.0246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cc-enqrs cc-mm1 cc-tmin cc-tmax cc-dtmax-</text:p>
          </table:table-cell>
          <table:table-cell office:value-type="float" office:value="0.776" calcext:value-type="float">
            <text:p>0.776</text:p>
          </table:table-cell>
          <table:table-cell office:value-type="float" office:value="84.3" calcext:value-type="float">
            <text:p>84.3</text:p>
          </table:table-cell>
          <table:table-cell office:value-type="float" office:value="0.7756671" calcext:value-type="float">
            <text:p>0.7756671</text:p>
          </table:table-cell>
          <table:table-cell office:value-type="float" office:value="149.9795" calcext:value-type="float">
            <text:p>149.9795</text:p>
          </table:table-cell>
          <table:table-cell office:value-type="float" office:value="450.0827" calcext:value-type="float">
            <text:p>450.0827</text:p>
          </table:table-cell>
          <table:table-cell office:value-type="float" office:value="489.2808" calcext:value-type="float">
            <text:p>489.2808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ps-mm1enqrs te-ps-mm1tmin-</text:p>
          </table:table-cell>
          <table:table-cell office:value-type="float" office:value="0.885" calcext:value-type="float">
            <text:p>0.885</text:p>
          </table:table-cell>
          <table:table-cell office:value-type="float" office:value="92.5" calcext:value-type="float">
            <text:p>92.5</text:p>
          </table:table-cell>
          <table:table-cell office:value-type="float" office:value="0.8845126" calcext:value-type="float">
            <text:p>0.8845126</text:p>
          </table:table-cell>
          <table:table-cell office:value-type="float" office:value="84.09928" calcext:value-type="float">
            <text:p>84.09928</text:p>
          </table:table-cell>
          <table:table-cell office:value-type="float" office:value="413.2323" calcext:value-type="float">
            <text:p>413.2323</text:p>
          </table:table-cell>
          <table:table-cell office:value-type="float" office:value="459.0577" calcext:value-type="float">
            <text:p>459.0577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r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cr-mm1enqrs te-cr-mm1tmin-</text:p>
          </table:table-cell>
          <table:table-cell office:value-type="float" office:value="0.88" calcext:value-type="float">
            <text:p>0.88</text:p>
          </table:table-cell>
          <table:table-cell office:value-type="float" office:value="92.4" calcext:value-type="float">
            <text:p>92.4</text:p>
          </table:table-cell>
          <table:table-cell office:value-type="float" office:value="0.8802789" calcext:value-type="float">
            <text:p>0.8802789</text:p>
          </table:table-cell>
          <table:table-cell office:value-type="float" office:value="88.4273" calcext:value-type="float">
            <text:p>88.4273</text:p>
          </table:table-cell>
          <table:table-cell office:value-type="float" office:value="415.4805" calcext:value-type="float">
            <text:p>415.4805</text:p>
          </table:table-cell>
          <table:table-cell office:value-type="float" office:value="462.4626" calcext:value-type="float">
            <text:p>462.4626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ps-enqs ps-mm1 ps-tmin ps-tmax ps-dtmax ps-mm1-</text:p>
          </table:table-cell>
          <table:table-cell office:value-type="float" office:value="0.885" calcext:value-type="float">
            <text:p>0.885</text:p>
          </table:table-cell>
          <table:table-cell office:value-type="float" office:value="93" calcext:value-type="float">
            <text:p>93</text:p>
          </table:table-cell>
          <table:table-cell office:value-type="float" office:value="0.8849614" calcext:value-type="float">
            <text:p>0.8849614</text:p>
          </table:table-cell>
          <table:table-cell office:value-type="float" office:value="88.34627" calcext:value-type="float">
            <text:p>88.34627</text:p>
          </table:table-cell>
          <table:table-cell office:value-type="float" office:value="413.6885" calcext:value-type="float">
            <text:p>413.6885</text:p>
          </table:table-cell>
          <table:table-cell office:value-type="float" office:value="463.4985" calcext:value-type="float">
            <text:p>463.4985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cc-enqs cc-mm1 cc-tmin cc-tmax cc-dtmax-</text:p>
          </table:table-cell>
          <table:table-cell office:value-type="float" office:value="0.909" calcext:value-type="float">
            <text:p>0.909</text:p>
          </table:table-cell>
          <table:table-cell office:value-type="float" office:value="94.6" calcext:value-type="float">
            <text:p>94.6</text:p>
          </table:table-cell>
          <table:table-cell office:value-type="float" office:value="0.9091314" calcext:value-type="float">
            <text:p>0.9091314</text:p>
          </table:table-cell>
          <table:table-cell office:value-type="float" office:value="72.28394" calcext:value-type="float">
            <text:p>72.28394</text:p>
          </table:table-cell>
          <table:table-cell office:value-type="float" office:value="400.3853" calcext:value-type="float">
            <text:p>400.3853</text:p>
          </table:table-cell>
          <table:table-cell office:value-type="float" office:value="452.6639" calcext:value-type="float">
            <text:p>452.6639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ps-mm1enqs te-ps-mm1tmin-</text:p>
          </table:table-cell>
          <table:table-cell office:value-type="float" office:value="0.861" calcext:value-type="float">
            <text:p>0.861</text:p>
          </table:table-cell>
          <table:table-cell office:value-type="float" office:value="89.6" calcext:value-type="float">
            <text:p>89.6</text:p>
          </table:table-cell>
          <table:table-cell office:value-type="float" office:value="0.8608457" calcext:value-type="float">
            <text:p>0.8608457</text:p>
          </table:table-cell>
          <table:table-cell office:value-type="float" office:value="86.97313" calcext:value-type="float">
            <text:p>86.97313</text:p>
          </table:table-cell>
          <table:table-cell office:value-type="float" office:value="420.7351" calcext:value-type="float">
            <text:p>420.7351</text:p>
          </table:table-cell>
          <table:table-cell office:value-type="float" office:value="454.1536" calcext:value-type="float">
            <text:p>454.1536</text:p>
          </table:table-cell>
        </table:table-row>
        <table:table-row table:style-name="ro1">
          <table:table-cell office:value-type="string" calcext:value-type="string">
            <text:p>gams</text:p>
          </table:table-cell>
          <table:table-cell office:value-type="string" calcext:value-type="string">
            <text:p>enqs</text:p>
          </table:table-cell>
          <table:table-cell office:value-type="string" calcext:value-type="string">
            <text:p>claims</text:p>
          </table:table-cell>
          <table:table-cell office:value-type="string" calcext:value-type="string">
            <text:p>te-cr-mm1enqs te-cr-mm1tmin-</text:p>
          </table:table-cell>
          <table:table-cell office:value-type="float" office:value="0.849" calcext:value-type="float">
            <text:p>0.849</text:p>
          </table:table-cell>
          <table:table-cell office:value-type="float" office:value="87.5" calcext:value-type="float">
            <text:p>87.5</text:p>
          </table:table-cell>
          <table:table-cell office:value-type="float" office:value="0.849174" calcext:value-type="float">
            <text:p>0.849174</text:p>
          </table:table-cell>
          <table:table-cell office:value-type="float" office:value="85.44203" calcext:value-type="float">
            <text:p>85.44203</text:p>
          </table:table-cell>
          <table:table-cell office:value-type="float" office:value="422.2605" calcext:value-type="float">
            <text:p>422.2605</text:p>
          </table:table-cell>
          <table:table-cell office:value-type="float" office:value="446.6154" calcext:value-type="float">
            <text:p>446.6154</text:p>
          </table:table-cell>
        </table:table-row>
      </table:table>
      <table:table table:name="Pivot Table_models1_1" table:style-name="ta1">
        <table:table-column table:style-name="co9" table:default-cell-style-name="ce4"/>
        <table:table-column table:style-name="co9" table:number-columns-repeated="2" table:default-cell-style-name="ce9"/>
        <table:table-column table:style-name="co9" table:default-cell-style-name="ce16"/>
        <table:table-column table:style-name="co9" table:default-cell-style-name="ce22"/>
        <table:table-column table:style-name="co9" table:default-cell-style-name="ce28"/>
        <table:table-row table:style-name="ro1">
          <table:table-cell table:style-name="ce1"/>
          <table:table-cell table:style-name="ce6"/>
          <table:table-cell table:style-name="ce12"/>
          <table:table-cell table:style-name="ce13" office:value-type="string" calcext:value-type="string">
            <text:p>Data</text:p>
          </table:table-cell>
          <table:table-cell table:style-name="ce19"/>
          <table:table-cell table:style-name="ce25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fmla</text:p>
          </table:table-cell>
          <table:table-cell table:style-name="ce14" office:value-type="string" calcext:value-type="string">
            <text:p>Max - Deviance</text:p>
          </table:table-cell>
          <table:table-cell table:style-name="ce20" office:value-type="string" calcext:value-type="string">
            <text:p>Min - AIC</text:p>
          </table:table-cell>
          <table:table-cell table:style-name="ce26" office:value-type="string" calcext:value-type="string">
            <text:p>Min - BIC</text:p>
          </table:table-cell>
        </table:table-row>
        <table:table-row table:style-name="ro1">
          <table:table-cell table:style-name="ce3" office:value-type="string" calcext:value-type="string">
            <text:p>claims</text:p>
          </table:table-cell>
          <table:table-cell table:style-name="ce8" office:value-type="string" calcext:value-type="string">
            <text:p>enq1s</text:p>
          </table:table-cell>
          <table:table-cell table:style-name="ce8" office:value-type="string" calcext:value-type="string">
            <text:p>cc-enq1s cc-mm1 cc-tmin cc-tmax cc-dtmax-</text:p>
          </table:table-cell>
          <table:table-cell table:style-name="ce15" office:value-type="float" office:value="92.6" calcext:value-type="float">
            <text:p>92.6</text:p>
          </table:table-cell>
          <table:table-cell table:style-name="ce21" office:value-type="float" office:value="417.0954" calcext:value-type="float">
            <text:p>417.0954</text:p>
          </table:table-cell>
          <table:table-cell table:style-name="ce27" office:value-type="float" office:value="467.2372" calcext:value-type="float">
            <text:p>467.23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-enq1s ps-mm1 ps-tmin ps-tmax ps-dtmax ps-mm1-</text:p>
          </table:table-cell>
          <table:table-cell office:value-type="float" office:value="94.9" calcext:value-type="float">
            <text:p>94.9</text:p>
          </table:table-cell>
          <table:table-cell office:value-type="float" office:value="400.0794" calcext:value-type="float">
            <text:p>400.0794</text:p>
          </table:table-cell>
          <table:table-cell office:value-type="float" office:value="454.5375" calcext:value-type="float">
            <text:p>454.5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-cr-mm1enq1s te-cr-mm1tmin-</text:p>
          </table:table-cell>
          <table:table-cell office:value-type="float" office:value="90.9" calcext:value-type="float">
            <text:p>90.9</text:p>
          </table:table-cell>
          <table:table-cell office:value-type="float" office:value="420.1897" calcext:value-type="float">
            <text:p>420.1897</text:p>
          </table:table-cell>
          <table:table-cell office:value-type="float" office:value="461.3924" calcext:value-type="float">
            <text:p>461.3924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e-ps-mm1enq1s te-ps-mm1tmin-</text:p>
          </table:table-cell>
          <table:table-cell table:style-name="ce17" office:value-type="float" office:value="92.5" calcext:value-type="float">
            <text:p>92.5</text:p>
          </table:table-cell>
          <table:table-cell table:style-name="ce23" office:value-type="float" office:value="409.0249" calcext:value-type="float">
            <text:p>409.0249</text:p>
          </table:table-cell>
          <table:table-cell table:style-name="ce29" office:value-type="float" office:value="449.8102" calcext:value-type="float">
            <text:p>449.8102</text:p>
          </table:table-cell>
        </table:table-row>
        <table:table-row table:style-name="ro1">
          <table:table-cell/>
          <table:table-cell table:style-name="ce8" office:value-type="string" calcext:value-type="string">
            <text:p>enq2s</text:p>
          </table:table-cell>
          <table:table-cell table:style-name="ce8" office:value-type="string" calcext:value-type="string">
            <text:p>cc-enq2s cc-mm1 cc-tmin cc-tmax cc-dtmax-</text:p>
          </table:table-cell>
          <table:table-cell table:style-name="ce15" office:value-type="float" office:value="87.9" calcext:value-type="float">
            <text:p>87.9</text:p>
          </table:table-cell>
          <table:table-cell table:style-name="ce21" office:value-type="float" office:value="437.1178" calcext:value-type="float">
            <text:p>437.1178</text:p>
          </table:table-cell>
          <table:table-cell table:style-name="ce27" office:value-type="float" office:value="478.7968" calcext:value-type="float">
            <text:p>478.7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-enq2s ps-mm1 ps-tmin ps-tmax ps-dtmax ps-mm1-</text:p>
          </table:table-cell>
          <table:table-cell office:value-type="float" office:value="97" calcext:value-type="float">
            <text:p>97</text:p>
          </table:table-cell>
          <table:table-cell office:value-type="float" office:value="374.6966" calcext:value-type="float">
            <text:p>374.6966</text:p>
          </table:table-cell>
          <table:table-cell office:value-type="float" office:value="434.6884" calcext:value-type="float">
            <text:p>434.6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-cr-mm1enq2s te-cr-mm1tmin-</text:p>
          </table:table-cell>
          <table:table-cell office:value-type="float" office:value="81.6" calcext:value-type="float">
            <text:p>81.6</text:p>
          </table:table-cell>
          <table:table-cell office:value-type="float" office:value="438.151" calcext:value-type="float">
            <text:p>438.151</text:p>
          </table:table-cell>
          <table:table-cell office:value-type="float" office:value="455.8369" calcext:value-type="float">
            <text:p>455.8369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e-ps-mm1enq2s te-ps-mm1tmin-</text:p>
          </table:table-cell>
          <table:table-cell table:style-name="ce17" office:value-type="float" office:value="90.3" calcext:value-type="float">
            <text:p>90.3</text:p>
          </table:table-cell>
          <table:table-cell table:style-name="ce23" office:value-type="float" office:value="420.2222" calcext:value-type="float">
            <text:p>420.2222</text:p>
          </table:table-cell>
          <table:table-cell table:style-name="ce29" office:value-type="float" office:value="457.3055" calcext:value-type="float">
            <text:p>457.3055</text:p>
          </table:table-cell>
        </table:table-row>
        <table:table-row table:style-name="ro1">
          <table:table-cell/>
          <table:table-cell table:style-name="ce8" office:value-type="string" calcext:value-type="string">
            <text:p>enqr1s</text:p>
          </table:table-cell>
          <table:table-cell table:style-name="ce8" office:value-type="string" calcext:value-type="string">
            <text:p>cc-enqr1s cc-mm1 cc-tmin cc-tmax cc-dtmax-</text:p>
          </table:table-cell>
          <table:table-cell table:style-name="ce15" office:value-type="float" office:value="83" calcext:value-type="float">
            <text:p>83</text:p>
          </table:table-cell>
          <table:table-cell table:style-name="ce21" office:value-type="float" office:value="449.6847" calcext:value-type="float">
            <text:p>449.6847</text:p>
          </table:table-cell>
          <table:table-cell table:style-name="ce27" office:value-type="float" office:value="483.7398" calcext:value-type="float">
            <text:p>483.7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-enqr1s ps-mm1 ps-tmin ps-tmax ps-dtmax ps-mm1-</text:p>
          </table:table-cell>
          <table:table-cell office:value-type="float" office:value="98.3" calcext:value-type="float">
            <text:p>98.3</text:p>
          </table:table-cell>
          <table:table-cell office:value-type="float" office:value="348.9851" calcext:value-type="float">
            <text:p>348.9851</text:p>
          </table:table-cell>
          <table:table-cell office:value-type="float" office:value="416.228" calcext:value-type="float">
            <text:p>416.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-cr-mm1enqr1s te-cr-mm1tmin-</text:p>
          </table:table-cell>
          <table:table-cell office:value-type="float" office:value="93.1" calcext:value-type="float">
            <text:p>93.1</text:p>
          </table:table-cell>
          <table:table-cell office:value-type="float" office:value="411.4313" calcext:value-type="float">
            <text:p>411.4313</text:p>
          </table:table-cell>
          <table:table-cell office:value-type="float" office:value="460.4454" calcext:value-type="float">
            <text:p>460.4454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e-ps-mm1enqr1s te-ps-mm1tmin-</text:p>
          </table:table-cell>
          <table:table-cell table:style-name="ce17" office:value-type="float" office:value="95.2" calcext:value-type="float">
            <text:p>95.2</text:p>
          </table:table-cell>
          <table:table-cell table:style-name="ce23" office:value-type="float" office:value="397.0312" calcext:value-type="float">
            <text:p>397.0312</text:p>
          </table:table-cell>
          <table:table-cell table:style-name="ce29" office:value-type="float" office:value="452.4031" calcext:value-type="float">
            <text:p>452.4031</text:p>
          </table:table-cell>
        </table:table-row>
        <table:table-row table:style-name="ro1">
          <table:table-cell/>
          <table:table-cell table:style-name="ce8" office:value-type="string" calcext:value-type="string">
            <text:p>enqr2s</text:p>
          </table:table-cell>
          <table:table-cell table:style-name="ce8" office:value-type="string" calcext:value-type="string">
            <text:p>cc-enqr2s cc-mm1 cc-tmin cc-tmax cc-dtmax-</text:p>
          </table:table-cell>
          <table:table-cell table:style-name="ce15" office:value-type="float" office:value="85.8" calcext:value-type="float">
            <text:p>85.8</text:p>
          </table:table-cell>
          <table:table-cell table:style-name="ce21" office:value-type="float" office:value="445.2911" calcext:value-type="float">
            <text:p>445.2911</text:p>
          </table:table-cell>
          <table:table-cell table:style-name="ce27" office:value-type="float" office:value="485.7099" calcext:value-type="float">
            <text:p>485.7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-enqr2s ps-mm1 ps-tmin ps-tmax ps-dtmax ps-mm1-</text:p>
          </table:table-cell>
          <table:table-cell office:value-type="float" office:value="97.1" calcext:value-type="float">
            <text:p>97.1</text:p>
          </table:table-cell>
          <table:table-cell office:value-type="float" office:value="367.866" calcext:value-type="float">
            <text:p>367.866</text:p>
          </table:table-cell>
          <table:table-cell office:value-type="float" office:value="423.0534" calcext:value-type="float">
            <text:p>423.05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-cr-mm1enqr2s te-cr-mm1tmin-</text:p>
          </table:table-cell>
          <table:table-cell office:value-type="float" office:value="94.9" calcext:value-type="float">
            <text:p>94.9</text:p>
          </table:table-cell>
          <table:table-cell office:value-type="float" office:value="403.9746" calcext:value-type="float">
            <text:p>403.9746</text:p>
          </table:table-cell>
          <table:table-cell office:value-type="float" office:value="462.5803" calcext:value-type="float">
            <text:p>462.5803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e-ps-mm1enqr2s te-ps-mm1tmin-</text:p>
          </table:table-cell>
          <table:table-cell table:style-name="ce17" office:value-type="float" office:value="90.3" calcext:value-type="float">
            <text:p>90.3</text:p>
          </table:table-cell>
          <table:table-cell table:style-name="ce23" office:value-type="float" office:value="423.8045" calcext:value-type="float">
            <text:p>423.8045</text:p>
          </table:table-cell>
          <table:table-cell table:style-name="ce29" office:value-type="float" office:value="464.5539" calcext:value-type="float">
            <text:p>464.5539</text:p>
          </table:table-cell>
        </table:table-row>
        <table:table-row table:style-name="ro1">
          <table:table-cell/>
          <table:table-cell table:style-name="ce8" office:value-type="string" calcext:value-type="string">
            <text:p>enqrs</text:p>
          </table:table-cell>
          <table:table-cell table:style-name="ce8" office:value-type="string" calcext:value-type="string">
            <text:p>cc-enqrs cc-mm1 cc-tmin cc-tmax cc-dtmax-</text:p>
          </table:table-cell>
          <table:table-cell table:style-name="ce15" office:value-type="float" office:value="84.3" calcext:value-type="float">
            <text:p>84.3</text:p>
          </table:table-cell>
          <table:table-cell table:style-name="ce21" office:value-type="float" office:value="450.0827" calcext:value-type="float">
            <text:p>450.0827</text:p>
          </table:table-cell>
          <table:table-cell table:style-name="ce27" office:value-type="float" office:value="489.2808" calcext:value-type="float">
            <text:p>489.2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-enqrs ps-mm1 ps-tmin ps-tmax ps-dtmax ps-mm1-</text:p>
          </table:table-cell>
          <table:table-cell office:value-type="float" office:value="96.4" calcext:value-type="float">
            <text:p>96.4</text:p>
          </table:table-cell>
          <table:table-cell office:value-type="float" office:value="384.2623" calcext:value-type="float">
            <text:p>384.2623</text:p>
          </table:table-cell>
          <table:table-cell office:value-type="float" office:value="443.0246" calcext:value-type="float">
            <text:p>443.0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-cr-mm1enqrs te-cr-mm1tmin-</text:p>
          </table:table-cell>
          <table:table-cell office:value-type="float" office:value="92.4" calcext:value-type="float">
            <text:p>92.4</text:p>
          </table:table-cell>
          <table:table-cell office:value-type="float" office:value="415.4805" calcext:value-type="float">
            <text:p>415.4805</text:p>
          </table:table-cell>
          <table:table-cell office:value-type="float" office:value="462.4626" calcext:value-type="float">
            <text:p>462.4626</text:p>
          </table:table-cell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e-ps-mm1enqrs te-ps-mm1tmin-</text:p>
          </table:table-cell>
          <table:table-cell table:style-name="ce17" office:value-type="float" office:value="92.5" calcext:value-type="float">
            <text:p>92.5</text:p>
          </table:table-cell>
          <table:table-cell table:style-name="ce23" office:value-type="float" office:value="413.2323" calcext:value-type="float">
            <text:p>413.2323</text:p>
          </table:table-cell>
          <table:table-cell table:style-name="ce29" office:value-type="float" office:value="459.0577" calcext:value-type="float">
            <text:p>459.0577</text:p>
          </table:table-cell>
        </table:table-row>
        <table:table-row table:style-name="ro1">
          <table:table-cell/>
          <table:table-cell table:style-name="ce8" office:value-type="string" calcext:value-type="string">
            <text:p>enqs</text:p>
          </table:table-cell>
          <table:table-cell table:style-name="ce8" office:value-type="string" calcext:value-type="string">
            <text:p>cc-enqs cc-mm1 cc-tmin cc-tmax cc-dtmax-</text:p>
          </table:table-cell>
          <table:table-cell table:style-name="ce15" office:value-type="float" office:value="94.6" calcext:value-type="float">
            <text:p>94.6</text:p>
          </table:table-cell>
          <table:table-cell table:style-name="ce21" office:value-type="float" office:value="400.3853" calcext:value-type="float">
            <text:p>400.3853</text:p>
          </table:table-cell>
          <table:table-cell table:style-name="ce27" office:value-type="float" office:value="452.6639" calcext:value-type="float">
            <text:p>452.6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-enqs ps-mm1 ps-tmin ps-tmax ps-dtmax ps-mm1-</text:p>
          </table:table-cell>
          <table:table-cell office:value-type="float" office:value="93" calcext:value-type="float">
            <text:p>93</text:p>
          </table:table-cell>
          <table:table-cell office:value-type="float" office:value="413.6885" calcext:value-type="float">
            <text:p>413.6885</text:p>
          </table:table-cell>
          <table:table-cell office:value-type="float" office:value="463.4985" calcext:value-type="float">
            <text:p>463.49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-cr-mm1enqs te-cr-mm1tmin-</text:p>
          </table:table-cell>
          <table:table-cell office:value-type="float" office:value="87.5" calcext:value-type="float">
            <text:p>87.5</text:p>
          </table:table-cell>
          <table:table-cell office:value-type="float" office:value="422.2605" calcext:value-type="float">
            <text:p>422.2605</text:p>
          </table:table-cell>
          <table:table-cell office:value-type="float" office:value="446.6154" calcext:value-type="float">
            <text:p>446.6154</text:p>
          </table:table-cell>
        </table:table-row>
        <table:table-row table:style-name="ro1">
          <table:table-cell table:style-name="ce5"/>
          <table:table-cell table:style-name="ce11"/>
          <table:table-cell table:style-name="ce11" office:value-type="string" calcext:value-type="string">
            <text:p>te-ps-mm1enqs te-ps-mm1tmin-</text:p>
          </table:table-cell>
          <table:table-cell table:style-name="ce18" office:value-type="float" office:value="89.6" calcext:value-type="float">
            <text:p>89.6</text:p>
          </table:table-cell>
          <table:table-cell table:style-name="ce24" office:value-type="float" office:value="420.7351" calcext:value-type="float">
            <text:p>420.7351</text:p>
          </table:table-cell>
          <table:table-cell table:style-name="ce30" office:value-type="float" office:value="454.1536" calcext:value-type="float">
            <text:p>454.1536</text:p>
          </table:table-cell>
        </table:table-row>
      </table:table>
      <table:table table:name="Pivot Table_models1_1_2" table:style-name="ta1">
        <table:table-column table:style-name="co9" table:default-cell-style-name="ce4"/>
        <table:table-column table:style-name="co9" table:default-cell-style-name="ce9"/>
        <table:table-column table:style-name="co9" table:default-cell-style-name="ce16"/>
        <table:table-column table:style-name="co9" table:default-cell-style-name="ce22"/>
        <table:table-column table:style-name="co9" table:default-cell-style-name="ce28"/>
        <table:table-row table:style-name="ro1">
          <table:table-cell table:style-name="ce1"/>
          <table:table-cell table:style-name="ce12"/>
          <table:table-cell table:style-name="ce13" office:value-type="string" calcext:value-type="string">
            <text:p>Data</text:p>
          </table:table-cell>
          <table:table-cell table:style-name="ce19"/>
          <table:table-cell table:style-name="ce25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style-name="ce7" office:value-type="string" calcext:value-type="string">
            <text:p>input</text:p>
          </table:table-cell>
          <table:table-cell table:style-name="ce14" office:value-type="string" calcext:value-type="string">
            <text:p>Max - Deviance</text:p>
          </table:table-cell>
          <table:table-cell table:style-name="ce20" office:value-type="string" calcext:value-type="string">
            <text:p>Min - AIC</text:p>
          </table:table-cell>
          <table:table-cell table:style-name="ce26" office:value-type="string" calcext:value-type="string">
            <text:p>Min - BIC</text:p>
          </table:table-cell>
        </table:table-row>
        <table:table-row table:style-name="ro1">
          <table:table-cell table:style-name="ce3" office:value-type="string" calcext:value-type="string">
            <text:p>claims</text:p>
          </table:table-cell>
          <table:table-cell table:style-name="ce8" office:value-type="string" calcext:value-type="string">
            <text:p>enq1s</text:p>
          </table:table-cell>
          <table:table-cell table:style-name="ce15" office:value-type="float" office:value="94.9" calcext:value-type="float">
            <text:p>94.9</text:p>
          </table:table-cell>
          <table:table-cell table:style-name="ce21" office:value-type="float" office:value="400.0794" calcext:value-type="float">
            <text:p>400.0794</text:p>
          </table:table-cell>
          <table:table-cell table:style-name="ce27" office:value-type="float" office:value="449.8102" calcext:value-type="float">
            <text:p>449.8102</text:p>
          </table:table-cell>
        </table:table-row>
        <table:table-row table:style-name="ro1">
          <table:table-cell/>
          <table:table-cell office:value-type="string" calcext:value-type="string">
            <text:p>enq2s</text:p>
          </table:table-cell>
          <table:table-cell office:value-type="float" office:value="97" calcext:value-type="float">
            <text:p>97</text:p>
          </table:table-cell>
          <table:table-cell office:value-type="float" office:value="374.6966" calcext:value-type="float">
            <text:p>374.6966</text:p>
          </table:table-cell>
          <table:table-cell office:value-type="float" office:value="434.6884" calcext:value-type="float">
            <text:p>434.6884</text:p>
          </table:table-cell>
        </table:table-row>
        <table:table-row table:style-name="ro1">
          <table:table-cell/>
          <table:table-cell office:value-type="string" calcext:value-type="string">
            <text:p>enqr1s</text:p>
          </table:table-cell>
          <table:table-cell office:value-type="float" office:value="98.3" calcext:value-type="float">
            <text:p>98.3</text:p>
          </table:table-cell>
          <table:table-cell office:value-type="float" office:value="348.9851" calcext:value-type="float">
            <text:p>348.9851</text:p>
          </table:table-cell>
          <table:table-cell office:value-type="float" office:value="416.228" calcext:value-type="float">
            <text:p>416.228</text:p>
          </table:table-cell>
        </table:table-row>
        <table:table-row table:style-name="ro1">
          <table:table-cell/>
          <table:table-cell office:value-type="string" calcext:value-type="string">
            <text:p>enqr2s</text:p>
          </table:table-cell>
          <table:table-cell office:value-type="float" office:value="97.1" calcext:value-type="float">
            <text:p>97.1</text:p>
          </table:table-cell>
          <table:table-cell office:value-type="float" office:value="367.866" calcext:value-type="float">
            <text:p>367.866</text:p>
          </table:table-cell>
          <table:table-cell office:value-type="float" office:value="423.0534" calcext:value-type="float">
            <text:p>423.0534</text:p>
          </table:table-cell>
        </table:table-row>
        <table:table-row table:style-name="ro1">
          <table:table-cell/>
          <table:table-cell office:value-type="string" calcext:value-type="string">
            <text:p>enqrs</text:p>
          </table:table-cell>
          <table:table-cell office:value-type="float" office:value="96.4" calcext:value-type="float">
            <text:p>96.4</text:p>
          </table:table-cell>
          <table:table-cell office:value-type="float" office:value="384.2623" calcext:value-type="float">
            <text:p>384.2623</text:p>
          </table:table-cell>
          <table:table-cell office:value-type="float" office:value="443.0246" calcext:value-type="float">
            <text:p>443.0246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enqs</text:p>
          </table:table-cell>
          <table:table-cell table:style-name="ce18" office:value-type="float" office:value="94.6" calcext:value-type="float">
            <text:p>94.6</text:p>
          </table:table-cell>
          <table:table-cell table:style-name="ce24" office:value-type="float" office:value="400.3853" calcext:value-type="float">
            <text:p>400.3853</text:p>
          </table:table-cell>
          <table:table-cell table:style-name="ce30" office:value-type="float" office:value="446.6154" calcext:value-type="float">
            <text:p>446.6154</text:p>
          </table:table-cell>
        </table:table-row>
      </table:table>
      <table:named-expressions/>
      <table:data-pilot-tables>
        <table:data-pilot-table table:name="DataPilot1" table:application-data="" table:target-range-address="'Pivot Table_models1_1'.A1:'Pivot Table_models1_1'.F26" table:buttons="'Pivot Table_models1_1'.A2 'Pivot Table_models1_1'.B2 'Pivot Table_models1_1'.C2 'Pivot Table_models1_1'.D1" table:grand-total="none" table:show-filter-button="false">
          <table:source-cell-range table:cell-range-address="models1.A1:models1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utput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put" table:orientation="row" table:used-hierarchy="0" table:function="auto">
            <table:data-pilot-level table:show-empty="false" calcext:repeat-item-labels="false">
              <table:data-pilot-members>
                <table:data-pilot-member table:name="enq1s" table:display="true" table:show-details="true"/>
                <table:data-pilot-member table:name="enq2s" table:display="true" table:show-details="true"/>
                <table:data-pilot-member table:name="enqr1s" table:display="true" table:show-details="true"/>
                <table:data-pilot-member table:name="enqr2s" table:display="true" table:show-details="true"/>
                <table:data-pilot-member table:name="enqrs" table:display="true" table:show-details="true"/>
                <table:data-pilot-member table:name="enq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mla" table:orientation="row" table:used-hierarchy="0" table:function="auto">
            <table:data-pilot-level table:show-empty="false" calcext:repeat-item-labels="false">
              <table:data-pilot-members>
                <table:data-pilot-member table:name="cc-enq1s cc-mm1 cc-tmin cc-tmax cc-dtmax-" table:display="true" table:show-details="true"/>
                <table:data-pilot-member table:name="cc-enq2s cc-mm1 cc-tmin cc-tmax cc-dtmax-" table:display="true" table:show-details="true"/>
                <table:data-pilot-member table:name="cc-enqr1s cc-mm1 cc-tmin cc-tmax cc-dtmax-" table:display="true" table:show-details="true"/>
                <table:data-pilot-member table:name="cc-enqr2s cc-mm1 cc-tmin cc-tmax cc-dtmax-" table:display="true" table:show-details="true"/>
                <table:data-pilot-member table:name="cc-enqrs cc-mm1 cc-tmin cc-tmax cc-dtmax-" table:display="true" table:show-details="true"/>
                <table:data-pilot-member table:name="cc-enqs cc-mm1 cc-tmin cc-tmax cc-dtmax-" table:display="true" table:show-details="true"/>
                <table:data-pilot-member table:name="ps-enq1s ps-mm1 ps-tmin ps-tmax ps-dtmax ps-mm1-" table:display="true" table:show-details="true"/>
                <table:data-pilot-member table:name="ps-enq2s ps-mm1 ps-tmin ps-tmax ps-dtmax ps-mm1-" table:display="true" table:show-details="true"/>
                <table:data-pilot-member table:name="ps-enqr1s ps-mm1 ps-tmin ps-tmax ps-dtmax ps-mm1-" table:display="true" table:show-details="true"/>
                <table:data-pilot-member table:name="ps-enqr2s ps-mm1 ps-tmin ps-tmax ps-dtmax ps-mm1-" table:display="true" table:show-details="true"/>
                <table:data-pilot-member table:name="ps-enqrs ps-mm1 ps-tmin ps-tmax ps-dtmax ps-mm1-" table:display="true" table:show-details="true"/>
                <table:data-pilot-member table:name="ps-enqs ps-mm1 ps-tmin ps-tmax ps-dtmax ps-mm1-" table:display="true" table:show-details="true"/>
                <table:data-pilot-member table:name="te-cr-mm1enq1s te-cr-mm1tmin-" table:display="true" table:show-details="true"/>
                <table:data-pilot-member table:name="te-cr-mm1enq2s te-cr-mm1tmin-" table:display="true" table:show-details="true"/>
                <table:data-pilot-member table:name="te-cr-mm1enqr1s te-cr-mm1tmin-" table:display="true" table:show-details="true"/>
                <table:data-pilot-member table:name="te-cr-mm1enqr2s te-cr-mm1tmin-" table:display="true" table:show-details="true"/>
                <table:data-pilot-member table:name="te-cr-mm1enqrs te-cr-mm1tmin-" table:display="true" table:show-details="true"/>
                <table:data-pilot-member table:name="te-cr-mm1enqs te-cr-mm1tmin-" table:display="true" table:show-details="true"/>
                <table:data-pilot-member table:name="te-ps-mm1enq1s te-ps-mm1tmin-" table:display="true" table:show-details="true"/>
                <table:data-pilot-member table:name="te-ps-mm1enq2s te-ps-mm1tmin-" table:display="true" table:show-details="true"/>
                <table:data-pilot-member table:name="te-ps-mm1enqr1s te-ps-mm1tmin-" table:display="true" table:show-details="true"/>
                <table:data-pilot-member table:name="te-ps-mm1enqr2s te-ps-mm1tmin-" table:display="true" table:show-details="true"/>
                <table:data-pilot-member table:name="te-ps-mm1enqrs te-ps-mm1tmin-" table:display="true" table:show-details="true"/>
                <table:data-pilot-member table:name="te-ps-mm1enqs te-ps-mm1tmin-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viance" table:orientation="data" table:used-hierarchy="0" table:function="max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IC" table:orientation="data" table:used-hierarchy="0" table:function="min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C" table:orientation="data" table:used-hierarchy="0" table:function="min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models1_1_2'.A1:'Pivot Table_models1_1_2'.E8" table:buttons="'Pivot Table_models1_1_2'.A2 'Pivot Table_models1_1_2'.B2 'Pivot Table_models1_1_2'.C1" table:grand-total="none" table:show-filter-button="false">
          <table:source-cell-range table:cell-range-address="models1.A1:models1.J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utput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put" table:orientation="row" table:used-hierarchy="0" table:function="auto">
            <table:data-pilot-level table:show-empty="false" calcext:repeat-item-labels="false">
              <table:data-pilot-members>
                <table:data-pilot-member table:name="enq1s" table:display="true" table:show-details="true"/>
                <table:data-pilot-member table:name="enq2s" table:display="true" table:show-details="true"/>
                <table:data-pilot-member table:name="enqr1s" table:display="true" table:show-details="true"/>
                <table:data-pilot-member table:name="enqr2s" table:display="true" table:show-details="true"/>
                <table:data-pilot-member table:name="enqrs" table:display="true" table:show-details="true"/>
                <table:data-pilot-member table:name="enq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viance" table:orientation="data" table:used-hierarchy="0" table:function="max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IC" table:orientation="data" table:used-hierarchy="0" table:function="min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IC" table:orientation="data" table:used-hierarchy="0" table:function="min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18:40:01.456955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8:45:23.363177277</dc:date>
    <meta:editing-duration>PT30M44S</meta:editing-duration>
    <meta:editing-cycles>5</meta:editing-cycles>
    <meta:generator>LibreOffice/5.2.7.2$Linux_X86_64 LibreOffice_project/20m0$Build-2</meta:generator>
    <meta:document-statistic meta:table-count="3" meta:cell-count="391" meta:object-count="0"/>
  </office:meta>
</office:document-meta>
</file>